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Bitstream Vera Sans" svg:font-family="'Bitstream Vera Sans'" style:font-family-generic="swiss"/>
    <style:font-face style:name="DejaVu Sans" svg:font-family="'DejaVu Sans'" style:font-family-generic="swiss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2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h text:style-name="Heading_20_1" text:outline-level="1">LpOD Test Case Document</text:h>
        <text:p text:style-name="Text_20_body">This is the first paragraph.</text:p>
        <text:p text:style-name="Text_20_body">This is the second paragraph.</text:p>
        <text:p text:style-name="Hanging_20_indent">This is a paragraph with a named style.</text:p>
        <text:h text:style-name="Heading_20_2" text:outline-level="2">Level 2 Title</text:h>
        <text:p text:style-name="Text_20_body">This is the first paragraph of the second title.</text:p>
        <text:p text:style-name="Text_20_body">This is the last paragraph with diacritical signs: éè</text:p>
      </text:section>
      <text:section text:style-name="Sect1" text:name="Section2">
        <text:h text:style-name="Heading_20_1" text:outline-level="1">First Title of the Second Section</text:h>
        <text:p text:style-name="Text_20_body">First paragraph<office:annotation><dc:creator>Auteur inconnu</dc:creator><dc:date>2009-06-22T17:18:42</dc:date><text:p text:style-name="P1"><text:span text:style-name="T1">This is an annotation.</text:span></text:p><text:p text:style-name="P1"><text:span text:style-name="T1">With diacritical signs: éè</text:span></text:p></office:annotation> of the second section.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Bitstream Vera Sans" svg:font-family="'Bitstream Vera Sans'" style:font-family-generic="swiss"/>
    <style:font-face style:name="DejaVu Sans" svg:font-family="'DejaVu Sans'" style:font-family-generic="swiss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2" style:font-size-asian="12pt" style:language-asian="zxx" style:country-asian="none" style:font-name-complex="DejaVu Sans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2" style:font-size-asian="14pt" style:font-name-complex="DejaVu Sans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2-18T20:05:10</meta:creation-date>
    <dc:date>2009-07-28T11:08:00</dc:date>
    <meta:editing-duration>PT00H28M24S</meta:editing-duration>
    <meta:editing-cycles>12</meta:editing-cycles>
    <meta:generator>OpenOffice.org/3.1$Linux OpenOffice.org_project/310m11$Build-9399</meta:generator>
    <dc:description>This is the description</dc:description>
    <meta:keyword>These are the keywords</meta:keyword>
    <dc:subject>This is the subject</dc:subject>
    <dc:title>This is the title</dc:title>
    <dc:language>fr-FR</dc:language>
    <meta:document-statistic meta:table-count="0" meta:image-count="0" meta:object-count="0" meta:page-count="1" meta:paragraph-count="9" meta:word-count="55" meta:character-count="305"/>
    <meta:user-defined meta:name="Prop1">a text</meta:user-defined>
    <meta:user-defined meta:name="Prop2" meta:value-type="date">2009-07-20T00:00:00</meta:user-defined>
    <meta:user-defined meta:name="Prop3" meta:value-type="float">42</meta:user-defined>
    <meta:user-defined meta:name="Prop4" meta:value-type="boolean">true</meta:user-defined>
  </office:meta>
</office:document-meta>
</file>